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03in" fo:margin-left="0.0035in" fo:margin-top="0in" fo:margin-bottom="0in" table:align="left" style:writing-mode="lr-tb"/>
    </style:style>
    <style:style style:name="Table1.A" style:family="table-column">
      <style:table-column-properties style:column-width="6.690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903in" fo:margin-left="0.0035in" fo:margin-top="0in" fo:margin-bottom="0in" table:align="left" style:writing-mode="lr-tb"/>
    </style:style>
    <style:style style:name="Table2.A" style:family="table-column">
      <style:table-column-properties style:column-width="6.690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903in" fo:margin-left="0.0035in" fo:margin-top="0in" fo:margin-bottom="0in" table:align="left" style:writing-mode="lr-tb"/>
    </style:style>
    <style:style style:name="Table3.A" style:family="table-column">
      <style:table-column-properties style:column-width="6.690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fo:language="de" fo:country="DE" fo:font-weight="bold" style:font-weight-asian="bold"/>
    </style:style>
    <style:style style:name="P3" style:family="paragraph" style:parent-style-name="Standard">
      <style:paragraph-properties fo:margin-top="0in" fo:margin-bottom="0in" style:contextual-spacing="false" fo:line-height="100%"/>
      <style:text-properties fo:language="de" fo:country="DE"/>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Arial"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6" style:family="paragraph" style:parent-style-name="Header">
      <style:paragraph-properties fo:text-align="end" style:justify-single-word="false"/>
    </style:style>
    <style:style style:name="P7" style:family="paragraph" style:parent-style-name="Standard">
      <style:paragraph-properties fo:margin-top="0in" fo:margin-bottom="0in" style:contextual-spacing="false" fo:line-height="100%"/>
    </style:style>
    <style:style style:name="P8" style:family="paragraph" style:parent-style-name="Standard">
      <loext:graphic-properties draw:fill="solid" draw:fill-color="#bfbfbf"/>
      <style:paragraph-properties fo:margin-top="0in" fo:margin-bottom="0in" style:contextual-spacing="false" fo:line-height="100%" fo:background-color="#bfbfbf"/>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d8c51" officeooo:paragraph-rsid="001d8c51" style:letter-kerning="false" style:font-name-asian="Calibri1" style:font-size-asian="11pt" style:language-asian="en" style:country-asian="US" style:font-name-complex="Arial"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paragraph-rsid="001d8c51" style:letter-kerning="false"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paragraph-rsid="0053963d" style:letter-kerning="false" style:font-name-asian="Calibri1" style:font-size-asian="11pt" style:language-asian="en" style:country-asian="US" style:font-name-complex="Arial"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paragraph-rsid="00565505" style:letter-kerning="false" style:font-name-asian="Calibri1" style:font-size-asian="11pt" style:language-asian="en" style:country-asian="US" style:font-name-complex="Arial"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paragraph-rsid="003aec3a" style:letter-kerning="false" style:font-name-asian="Calibri1" style:font-size-asian="11pt" style:language-asian="en" style:country-asian="US" style:font-name-complex="Arial"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paragraph-rsid="0046bbf5" style:letter-kerning="false" style:font-name-asian="Calibri1" style:font-size-asian="11pt" style:language-asian="en" style:country-asian="US" style:font-name-complex="Arial" style:font-size-complex="11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3da951" officeooo:paragraph-rsid="003da951" style:letter-kerning="false" style:font-name-asian="Calibri1" style:font-size-asian="11pt" style:language-asian="en" style:country-asian="US" style:font-name-complex="Arial"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43b36f" officeooo:paragraph-rsid="0043b36f" style:letter-kerning="false" style:font-name-asian="Calibri1" style:font-size-asian="11pt" style:language-asian="en" style:country-asian="US" style:font-name-complex="Arial" style:font-size-complex="11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48ef7e" officeooo:paragraph-rsid="0048ef7e" style:letter-kerning="false" style:font-name-asian="Calibri1" style:font-size-asian="11pt" style:language-asian="en" style:country-asian="US" style:font-name-complex="Arial" style:font-size-complex="11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530819" officeooo:paragraph-rsid="00530819" style:letter-kerning="false" style:font-name-asian="Calibri1" style:font-size-asian="11pt" style:language-asian="en" style:country-asian="US" style:font-name-complex="Arial"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565505" officeooo:paragraph-rsid="00565505" style:letter-kerning="false" style:font-name-asian="Calibri1" style:font-size-asian="11pt" style:language-asian="en" style:country-asian="US" style:font-name-complex="Arial" style:font-size-complex="11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2c4bdb" officeooo:paragraph-rsid="00565505" style:letter-kerning="false" style:font-name-asian="Calibri1" style:font-size-asian="11pt" style:language-asian="en" style:country-asian="US" style:font-name-complex="Arial" style:font-size-complex="11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AU" officeooo:paragraph-rsid="0024b4d4" style:letter-kerning="false" style:font-name-asian="Calibri1" style:font-size-asian="11pt" style:language-asian="en" style:country-asian="US" style:font-name-complex="Arial" style:font-size-complex="11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24" style:family="paragraph" style:parent-style-name="Standard">
      <style:paragraph-properties fo:margin-top="0in" fo:margin-bottom="0in" style:contextual-spacing="false" fo:line-height="100%"/>
      <style:text-properties fo:language="de" fo:country="DE" officeooo:rsid="0068366c" officeooo:paragraph-rsid="0068366c"/>
    </style:style>
    <style:style style:name="T1" style:family="text">
      <style:text-properties fo:color="#ff0000" loext:opacity="100%" fo:language="de" fo:country="DE" fo:font-style="italic" style:font-style-asian="italic" style:font-style-complex="italic"/>
    </style:style>
    <style:style style:name="T2" style:family="text">
      <style:text-properties fo:language="de" fo:country="DE"/>
    </style:style>
    <style:style style:name="T3" style:family="text">
      <style:text-properties fo:language="de" fo:country="DE" fo:font-weight="bold" style:font-weight-asian="bold"/>
    </style:style>
    <style:style style:name="T4" style:family="text">
      <style:text-properties fo:language="de" fo:country="DE" style:font-weight-complex="bold"/>
    </style:style>
    <style:style style:name="T5" style:family="text">
      <style:text-properties fo:language="de" fo:country="DE" officeooo:rsid="005e8433" style:font-weight-complex="bold"/>
    </style:style>
    <style:style style:name="T6" style:family="text">
      <style:text-properties fo:language="de" fo:country="DE" officeooo:rsid="00221d4b"/>
    </style:style>
    <style:style style:name="T7" style:family="text">
      <style:text-properties fo:language="de" fo:country="DE" officeooo:rsid="00390069"/>
    </style:style>
    <style:style style:name="T8" style:family="text">
      <style:text-properties officeooo:rsid="001d8c51"/>
    </style:style>
    <style:style style:name="T9" style:family="text">
      <style:text-properties officeooo:rsid="001ee0d2"/>
    </style:style>
    <style:style style:name="T10" style:family="text">
      <style:text-properties officeooo:rsid="00249c99"/>
    </style:style>
    <style:style style:name="T11" style:family="text">
      <style:text-properties officeooo:rsid="0024b4d4"/>
    </style:style>
    <style:style style:name="T12" style:family="text">
      <style:text-properties officeooo:rsid="002edd37"/>
    </style:style>
    <style:style style:name="T13" style:family="text">
      <style:text-properties officeooo:rsid="0030a828"/>
    </style:style>
    <style:style style:name="T14" style:family="text">
      <style:text-properties officeooo:rsid="00325e9b"/>
    </style:style>
    <style:style style:name="T15" style:family="text">
      <style:text-properties officeooo:rsid="003a4767"/>
    </style:style>
    <style:style style:name="T16" style:family="text">
      <style:text-properties officeooo:rsid="003aec3a"/>
    </style:style>
    <style:style style:name="T17" style:family="text">
      <style:text-properties officeooo:rsid="003b7298"/>
    </style:style>
    <style:style style:name="T18" style:family="text">
      <style:text-properties officeooo:rsid="003ccf16"/>
    </style:style>
    <style:style style:name="T19" style:family="text">
      <style:text-properties officeooo:rsid="002c4bdb"/>
    </style:style>
    <style:style style:name="T20" style:family="text">
      <style:text-properties officeooo:rsid="0048ef7e"/>
    </style:style>
    <style:style style:name="T21" style:family="text">
      <style:text-properties officeooo:rsid="004ada6c"/>
    </style:style>
    <style:style style:name="T22" style:family="text">
      <style:text-properties officeooo:rsid="005041a3"/>
    </style:style>
    <style:style style:name="T23" style:family="text">
      <style:text-properties officeooo:rsid="0053963d"/>
    </style:style>
    <style:style style:name="T24" style:family="text">
      <style:text-properties officeooo:rsid="0058a10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53963d"/>
    </style:style>
    <style:style style:name="T27" style:family="text">
      <style:text-properties officeooo:rsid="006a0379"/>
    </style:style>
    <style:style style:name="T28" style:family="text">
      <style:text-properties officeooo:rsid="006be2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Gruppe</text:span><text:span text:style-name="T4">: </text:span><text:span text:style-name="T5">5</text:span><text:span text:style-name="T4">. </text:span><text:span text:style-name="T3"><text:tab/></text:span><text:span text:style-name="T3"/></text:p>
      <text:p text:style-name="P1"><text:span text:style-name="T3">Teammitglieder</text:span><text:span text:style-name="T2">: </text:span><text:span text:style-name="T6">Felix Schönfeld, Tillmann Sänger</text:span><text:span text:style-name="T2"/></text:p>
      <text:p text:style-name="P1"><text:span text:style-name="T3">Projekt Name</text:span><text:span text:style-name="T2">: </text:span><text:span text:style-name="T7">CI App</text:span><text:span text:style-name="T2"/></text:p>
      <text:p text:style-name="P2"/>
      <text:p text:style-name="P8"><text:span text:style-name="T3">Gruppenteil</text:span><text:span text:style-name="T3"/></text:p>
      <text:p text:style-name="P1"><text:span text:style-name="T3">Beschreiben Sie kurz die wichtigsten Errungenschaften des Teams</text:span><text:span text:style-name="T2">:</text:span><text:span text:style-name="T2"/></text:p>
      <table:table table:name="Table1" table:style-name="Table1">
        <table:table-column table:style-name="Table1.A"/>
        <table:table-row table:style-name="Table1.1">
          <table:table-cell table:style-name="Table1.A1" office:value-type="string">
            <text:p text:style-name="P9">- Entwerfen der UI<text:span text:style-name="T2"/></text:p>
            <text:p text:style-name="P10">- <text:span text:style-name="T8">Funktionierende </text:span><text:span text:style-name="T15">Android-A</text:span><text:span text:style-name="T8">pp</text:span><text:span text:style-name="T2"/></text:p>
            <text:p text:style-name="P4">- <text:span text:style-name="T10">Besseres Verständnis von Android</text:span></text:p>
            <text:p text:style-name="P14"><text:span text:style-name="T16">- Abschließen des Projektes im vorgegebenen Zeitraum</text:span></text:p>
          </table:table-cell>
        </table:table-row>
      </table:table>
      <text:p text:style-name="P3"/>
      <text:p text:style-name="P8"><text:span text:style-name="T3">Einzelteil</text:span><text:span text:style-name="T3"/></text:p>
      <text:p text:style-name="P1"><text:span text:style-name="T3">Beschreiben Sie, wie die Arbeit unter den Teammitgliedern aufgeteilt wurde</text:span><text:span text:style-name="T2">:</text:span><text:span text:style-name="T2"/></text:p>
      <table:table table:name="Table2" table:style-name="Table2">
        <table:table-column table:style-name="Table2.A"/>
        <table:table-row table:style-name="Table2.1">
          <table:table-cell table:style-name="Table2.A1" office:value-type="string">
            <text:p text:style-name="P5"><text:span text:style-name="T9">Felix Schönfeld</text:span>:</text:p>
            <text:p text:style-name="P5">- <text:span text:style-name="T11">Planung der Aktivitäten</text:span><text:line-break/>- <text:span text:style-name="T11">Implementierung des Model</text:span></text:p>
            <text:p text:style-name="P5">- <text:span text:style-name="T11">Speichern und Laden </text:span><text:span text:style-name="T17">(erstellen und parsen der JSON-Dateien)</text:span></text:p>
            <text:p text:style-name="P5"><text:span text:style-name="T9">Tillmann Sänger</text:span>:</text:p>
            <text:p text:style-name="P22">- <text:span text:style-name="T11">Planung der Aktivitäten</text:span></text:p>
            <text:p text:style-name="P5">- <text:span text:style-name="T11">UI Design</text:span></text:p>
            <text:p text:style-name="P5">- <text:span text:style-name="T17">Layout</text:span></text:p>
            <text:p text:style-name="P5">- <text:span text:style-name="T11">Verbinden des Model mit der UI</text:span></text:p>
            <text:p text:style-name="P5">- <text:span text:style-name="T18">Testing</text:span></text:p>
          </table:table-cell>
        </table:table-row>
      </table:table>
      <text:p text:style-name="P1"/>
      <text:p text:style-name="P1"><text:span text:style-name="T3">Beschreiben Sie detaillierter, was Sie zu dem Projekt beigetragen haben (Aufzählungszeichen ist in Ordnung). Stellen Sie sicher, dass Sie alle Herausforderungen hervorheben, die Sie hatten. Markieren Sie auch Aufgaben, auf die Sie besonders stolz sind</text:span><text:span text:style-name="T2">:</text:span><text:span text:style-name="T2"/></text:p>
      <table:table table:name="Table3" table:style-name="Table3">
        <table:table-column table:style-name="Table3.A"/>
        <table:table-row table:style-name="Table3.1">
          <table:table-cell table:style-name="Table3.A1" office:value-type="string">
            <text:p text:style-name="P12"><text:span text:style-name="T26">Generelles Problem:</text:span></text:p>
            <text:p text:style-name="P16">Problem: nicht-funktionieren des GitHub-Enterprise der WHZ bei Tillmann aufgrund der VPN-Konfiguration nach dem Cyberangriff</text:p>
            <text:p text:style-name="P16">Lösung: verwenden des privaten GitHub Accounts</text:p>
            <text:p text:style-name="P4"/>
            <text:p text:style-name="P18"><text:span text:style-name="T25">Von mir bearbeitet</text:span>:</text:p>
            <text:p text:style-name="P17"><text:span text:style-name="T21">Wollte </text:span>CI Objekte auf das wichtigste <text:span text:style-name="T21">reduzieren </text:span>-&gt; <text:span text:style-name="T20">daher </text:span>eigene Klasse zum parsen de<text:span text:style-name="T21">r gegebenen</text:span> JSON -<text:span text:style-name="T21">Datei </text:span>erstellt, <text:span text:style-name="T22">Model Klassen erstellte wie CI, Author etc</text:span></text:p>
            <text:p text:style-name="P15"><text:span text:style-name="T20">Methoden für das Speichern von Cis und Favoriten in JSON Dateien, Methoden zum auslesen der selbigen<text:line-break/></text:span><text:span text:style-name="T22">Abfragelogik für existierende CIs</text:span></text:p>
            <text:p text:style-name="P19">Sichertstellen, dass es nicht zu Laufzeitfehlern kommen kann</text:p>
            <text:p text:style-name="P19">(bei Datumseingabe, Favoritenlöschung, CI-Löschung, Nutzerbearbeitung, etc)</text:p>
            <text:p text:style-name="P4"/>
            <text:p text:style-name="P20">Aufgetretene und gelöste Probleme bei der Programmierung:</text:p>
            <text:p text:style-name="P21">Problem <text:span text:style-name="T12">bei verlassen von Aktivitäten: </text:span>Zurück-schicken der CI Objekte <text:s/>über Intents hat nicht <text:span text:style-name="T12">so </text:span>funktioniert <text:span text:style-name="T12">wie man es sich erhofft hat</text:span></text:p>
            <text:p text:style-name="P13"><text:span text:style-name="T19">Lösung: Entschieden für einen Workaround: eigene Klasse für die Verwaltung von C</text:span><text:span text:style-name="T13">I</text:span><text:span text:style-name="T19">s mit statischen Methoden (weniger sauber, half jedoch dabei trotz einem kurzen Problem effektiv weiter arbeiten zu können, </text:span><text:span text:style-name="T24">somit wurde sich </text:span><text:span text:style-name="T14">nicht lange an einem Problem aufgehalten</text:span><text:span text:style-name="T19">)</text:span></text:p>
            <text:p text:style-name="P4"/>
            <text:p text:style-name="P4"/>
          </table:table-cell>
        </table:table-row>
      </table:table>
      <text:p text:style-name="P3"/>
      <text:p text:style-name="P24">Felix Schönfel<text:span text:style-name="T27">d<text:tab/><text:tab/><text:tab/><text:tab/><text:tab/></text:span><text:span text:style-name="T28">14.06.2023</text:span></text:p>
      <text:p text:style-name="P1">___________________________<text:tab/><text:tab/>_____________________</text:p>
      <text:p text:style-name="P1">Unterschrift <text:tab/><text:tab/><text:tab/><text:tab/><text:tab/>Dat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AU"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AU"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color="#ff0000" loext:opacity="100%" fo:language="de" fo:country="DE" fo:font-style="italic" style:font-style-asian="italic" style:font-style-complex="italic"/>
    </style:style>
    <style:page-layout style:name="Mpm1">
      <style:page-layout-properties fo:page-width="8.2681in" fo:page-height="11.6929in" style:num-format="1" style:print-orientation="portrait" fo:margin-top="0.4925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inzureichen bis Mi.14.Juni.2023, 17:00.</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iner Wasinger</meta:initial-creator>
    <meta:editing-cycles>46</meta:editing-cycles>
    <meta:creation-date>2019-10-28T05:11:00</meta:creation-date>
    <dc:date>2023-06-14T16:22:43.349460579</dc:date>
    <meta:editing-duration>PT5H1M2S</meta:editing-duration>
    <meta:generator>LibreOffice/7.5.3.2$Linux_X86_64 LibreOffice_project/50$Build-2</meta:generator>
    <meta:document-statistic meta:table-count="3" meta:image-count="0" meta:object-count="0" meta:page-count="1" meta:paragraph-count="36" meta:word-count="285" meta:character-count="2093" meta:non-whitespace-character-count="1831"/>
    <meta:user-defined meta:name="AppVersion">16.0000</meta:user-defined>
    <meta:template xlink:type="simple" xlink:actuate="onRequest" xlink:title="Normal.dotm" xlink:href=""/>
  </office:meta>
</office:document-meta>
</file>